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7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7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7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7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6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6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6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6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4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6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6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8" draw:master-page-name="Master1-Layout1-title-タイトル-スライド" presentation:presentation-page-layout-name="Master1-PPL1" draw:id="Slide-256">
        <draw:frame draw:id="id63" presentation:style-name="a431" draw:name="タイトル 1" svg:x="1.66667in" svg:y="1.22743in" svg:width="10in" svg:height="2.61111in" presentation:class="title" presentation:placeholder="false">
          <draw:text-box>
            <text:p text:style-name="a430" text:class-names="" text:cond-style-name=""><text:span text:style-name="a429" text:class-names="">PyJamas Progress<text:line-break/>Week 2</text:span></text:p>
          </draw:text-box>
          <svg:title/>
          <svg:desc/>
        </draw:frame>
        <draw:frame draw:id="id64" presentation:style-name="a432" draw:name="字幕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433" draw:master-page-name="Master1-Layout2-obj-タイトルとコンテンツ" presentation:presentation-page-layout-name="Master1-PPL2" draw:id="Slide-258">
        <draw:frame draw:id="id65" presentation:style-name="a436" draw:name="タイトル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Progress in LSTM notebook</text:span></text:p>
          </draw:text-box>
          <svg:title/>
          <svg:desc/>
        </draw:frame>
        <draw:frame draw:id="id66" presentation:style-name="a587" draw:name="コンテンツ プレースホルダー 2" svg:x="0.91667in" svg:y="1.99653in" svg:width="11.5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7" text:class-names="">Plan</text:span><text:span text:style-name="a438" text:class-names=""/></text:p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41" text:class-names="">Make</text:span><text:span text:style-name="a442" text:class-names=""><text:s text:c="1"/></text:span><text:span text:style-name="a443" text:class-names="">vocabulary</text:span><text:span text:style-name="a444" text:class-names=""><text:s text:c="1"/></text:span><text:span text:style-name="a445" text:class-names="">with</text:span><text:span text:style-name="a446" text:class-names=""><text:s text:c="1"/></text:span><text:span text:style-name="a447" text:class-names="">tokenization</text:span><text:span text:style-name="a448" text:class-names="">–<text:s text:c="1"/></text:span><text:span text:style-name="a449" text:class-names="">done</text:span><text:span text:style-name="a450" text:class-names=""/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53" text:class-names="">Reformat<text:s text:c="1"/></text:span><text:span text:style-name="a454" text:class-names="">data</text:span><text:span text:style-name="a455" text:class-names="">: Character<text:s text:c="1"/></text:span><text:span text:style-name="a456" text:class-names="">ranges</text:span><text:span text:style-name="a457" text:class-names=""><text:s text:c="1"/></text:span><text:span text:style-name="a458" text:class-names="">into</text:span><text:span text:style-name="a459" text:class-names=""><text:s text:c="1"/></text:span><text:span text:style-name="a460" text:class-names="">tokens</text:span><text:span text:style-name="a461" text:class-names=""><text:s text:c="1"/>-<text:s text:c="1"/></text:span><text:span text:style-name="a462" text:class-names="">done</text:span><text:span text:style-name="a463" text:class-names=""/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66" text:class-names="">Embed</text:span><text:span text:style-name="a467" text:class-names=""><text:s text:c="1"/></text:span><text:span text:style-name="a468" text:class-names="">tokens</text:span><text:span text:style-name="a469" text:class-names=""><text:s text:c="1"/></text:span><text:span text:style-name="a470" text:class-names="">as</text:span><text:span text:style-name="a471" text:class-names=""><text:s text:c="1"/></text:span><text:span text:style-name="a472" text:class-names="">vectors</text:span><text:span text:style-name="a473" text:class-names=""><text:s text:c="1"/>–<text:s text:c="1"/></text:span><text:span text:style-name="a474" text:class-names="">done</text:span><text:span text:style-name="a475" text:class-names=""><text:s text:c="1"/>(</text:span><text:span text:style-name="a476" text:class-names="">no</text:span><text:span text:style-name="a477" text:class-names=""><text:s text:c="1"/>extra<text:s text:c="1"/></text:span><text:span text:style-name="a478" text:class-names="">work</text:span><text:span text:style-name="a479" text:class-names=""><text:s text:c="1"/></text:span><text:span text:style-name="a480" text:class-names="">required</text:span><text:span text:style-name="a481" text:class-names="">)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84" text:class-names="">Keep<text:s text:c="1"/></text:span><text:span text:style-name="a485" text:class-names="">tokens</text:span><text:span text:style-name="a486" text:class-names=""><text:s text:c="1"/></text:span><text:span text:style-name="a487" text:class-names="">which</text:span><text:span text:style-name="a488" text:class-names=""><text:s text:c="1"/></text:span><text:span text:style-name="a489" text:class-names="">are</text:span><text:span text:style-name="a490" text:class-names=""><text:s text:c="1"/></text:span><text:span text:style-name="a491" text:class-names="">above</text:span><text:span text:style-name="a492" text:class-names=""><text:s text:c="1"/>a<text:s text:c="1"/></text:span><text:span text:style-name="a493" text:class-names="">certain</text:span><text:span text:style-name="a494" text:class-names=""><text:s text:c="1"/></text:span><text:span text:style-name="a495" text:class-names="">threshold</text:span><text:span text:style-name="a496" text:class-names=""><text:s text:c="1"/>-<text:s text:c="1"/></text:span><text:span text:style-name="a497" text:class-names="">done</text:span><text:span text:style-name="a498" text:class-names=""/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01" text:class-names="">Feed<text:s text:c="1"/></text:span><text:span text:style-name="a502" text:class-names="">into</text:span><text:span text:style-name="a503" text:class-names=""><text:s text:c="1"/>LSTM<text:s text:c="1"/></text:span><text:span text:style-name="a504" text:class-names="">if</text:span><text:span text:style-name="a505" text:class-names=""><text:s text:c="1"/>a<text:s text:c="1"/></text:span><text:span text:style-name="a506" text:class-names="">token</text:span><text:span text:style-name="a507" text:class-names=""><text:s text:c="1"/></text:span><text:span text:style-name="a508" text:class-names="">describes</text:span><text:span text:style-name="a509" text:class-names=""><text:s text:c="1"/></text:span><text:span text:style-name="a510" text:class-names="">the</text:span><text:span text:style-name="a511" text:class-names=""><text:s text:c="1"/>feature –<text:s text:c="1"/></text:span><text:span text:style-name="a512" text:class-names="">blocking</text:span><text:span text:style-name="a513" text:class-names=""><text:s text:c="1"/></text:span><text:span text:style-name="a514" text:class-names="">point</text:span><text:span text:style-name="a515" text:class-names=""/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Data: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21" text:class-names="">Input: Tokens (</text:span><text:span text:style-name="a522" text:class-names="">as</text:span><text:span text:style-name="a523" text:class-names=""><text:s text:c="1"/></text:span><text:span text:style-name="a524" text:class-names="">numbers</text:span><text:span text:style-name="a525" text:class-names="">) +<text:s text:c="1"/></text:span><text:span text:style-name="a526" text:class-names="">Feature (</text:span><text:span text:style-name="a527" text:class-names="">one</text:span><text:span text:style-name="a528" text:class-names=""><text:s text:c="1"/></text:span><text:span text:style-name="a529" text:class-names="">for</text:span><text:span text:style-name="a530" text:class-names=""><text:s text:c="1"/></text:span><text:span text:style-name="a531" text:class-names="">entire</text:span><text:span text:style-name="a532" text:class-names=""><text:s text:c="1"/></text:span><text:span text:style-name="a533" text:class-names="">patient</text:span><text:span text:style-name="a534" text:class-names=""><text:s text:c="1"/></text:span><text:span text:style-name="a535" text:class-names="">note</text:span><text:span text:style-name="a536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39" text:class-names="">Output:<text:s text:c="1"/></text:span><text:span text:style-name="a540" text:class-names="">For</text:span><text:span text:style-name="a541" text:class-names=""><text:s text:c="1"/></text:span><text:span text:style-name="a542" text:class-names="">each</text:span><text:span text:style-name="a543" text:class-names=""><text:s text:c="1"/></text:span><text:span text:style-name="a544" text:class-names="">token</text:span><text:span text:style-name="a545" text:class-names="">:<text:s text:c="1"/></text:span><text:span text:style-name="a546" text:class-names="">Does</text:span><text:span text:style-name="a547" text:class-names=""><text:s text:c="1"/></text:span><text:span text:style-name="a548" text:class-names="">token</text:span><text:span text:style-name="a549" text:class-names=""><text:s text:c="1"/></text:span><text:span text:style-name="a550" text:class-names="">describe</text:span><text:span text:style-name="a551" text:class-names=""><text:s text:c="1"/>feature?</text:span><text:span text:style-name="a55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55" text:class-names="">=&gt;<text:s text:c="1"/></text:span><text:span text:style-name="a556" text:class-names="">How</text:span><text:span text:style-name="a557" text:class-names=""><text:s text:c="1"/></text:span><text:span text:style-name="a558" text:class-names="">to</text:span><text:span text:style-name="a559" text:class-names=""><text:s text:c="1"/></text:span><text:span text:style-name="a560" text:class-names="">feed</text:span><text:span text:style-name="a561" text:class-names=""><text:s text:c="1"/></text:span><text:span text:style-name="a562" text:class-names="">feature<text:s text:c="1"/></text:span><text:span text:style-name="a563" text:class-names="">input</text:span><text:span text:style-name="a564" text:class-names=""><text:s text:c="1"/></text:span><text:span text:style-name="a565" text:class-names="">data</text:span><text:span text:style-name="a566" text:class-names=""><text:s text:c="1"/></text:span><text:span text:style-name="a567" text:class-names="">into</text:span><text:span text:style-name="a568" text:class-names=""><text:s text:c="1"/></text:span><text:span text:style-name="a569" text:class-names="">LSTM?</text:span></text:p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72" text:class-names="">Post-Processing:<text:s text:c="1"/></text:span><text:span text:style-name="a573" text:class-names="">join</text:span><text:span text:style-name="a574" text:class-names=""><text:s text:c="1"/></text:span><text:span text:style-name="a575" text:class-names="">adjoint</text:span><text:span text:style-name="a576" text:class-names=""><text:s text:c="1"/></text:span><text:span text:style-name="a577" text:class-names="">tokens</text:span><text:span text:style-name="a578" text:class-names=""><text:s text:c="1"/></text:span><text:span text:style-name="a579" text:class-names="">to</text:span><text:span text:style-name="a580" text:class-names=""><text:s text:c="1"/></text:span><text:span text:style-name="a581" text:class-names="">ranges</text:span><text:span text:style-name="a582" text:class-names=""><text:s text:c="1"/>-<text:s text:c="1"/></text:span><text:span text:style-name="a583" text:class-names="">tbd</text:span><text:span text:style-name="a584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ー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マスター タイトルの書式設定</text:span><text:span text:style-name="a2" text:class-names=""/></text:p>
        </draw:text-box>
        <svg:title/>
        <svg:desc/>
      </draw:frame>
      <draw:frame draw:id="id1" presentation:style-name="a29" draw:name="テキスト プレースホルダー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ー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/text:span><text:span text:style-name="a9" text:class-names=""><text:s text:c="1"/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/text:span><text:span text:style-name="a14" text:class-names=""><text:s text:c="1"/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/text:span><text:span text:style-name="a19" text:class-names=""><text:s text:c="1"/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/text:span><text:span text:style-name="a24" text:class-names=""><text:s text:c="1"/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3" draw:name="日付プレースホルダー 3" svg:x="0.91667in" svg:y="6.95139in" svg:width="3in" svg:height="0.3993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30.11.2023</text:date></text:span></text:p>
        </draw:text-box>
        <svg:title/>
        <svg:desc/>
      </draw:frame>
      <draw:frame draw:id="id3" presentation:style-name="a36" draw:name="フッター プレースホルダー 4" svg:x="4.41667in" svg:y="6.95139in" svg:width="4.5in" svg:height="0.3993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4" presentation:style-name="a39" draw:name="スライド番号プレースホルダー 5" svg:x="9.41667in" svg:y="6.95139in" svg:width="3in" svg:height="0.39931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/></text:span></text:p>
        </draw:text-box>
        <svg:title/>
        <svg:desc/>
      </draw:frame>
    </style:master-page>
    <style:master-page style:name="Master1-Layout1-title-タイトル-スライド" style:page-layout-name="pageLayout1" draw:style-name="a40">
      <draw:frame draw:id="id5" presentation:style-name="a44" draw:name="タイトル 1" svg:x="1.66667in" svg:y="1.22743in" svg:width="10in" svg:height="2.61111in" presentation:class="title" presentation:placeholder="false">
        <draw:text-box>
          <text:p text:style-name="a43" text:class-names="" text:cond-style-name=""><text:span text:style-name="a41" text:class-names="">マスター タイトルの書式設定</text:span><text:span text:style-name="a42" text:class-names=""/></text:p>
        </draw:text-box>
        <svg:title/>
        <svg:desc/>
      </draw:frame>
      <draw:frame draw:id="id6" presentation:style-name="a48" draw:name="字幕 2" svg:x="1.66667in" svg:y="3.93924in" svg:width="10in" svg:height="1.81076in" presentation:class="subtitle" presentation:placeholder="false">
        <draw:text-box>
          <text:p text:style-name="a47" text:class-names="" text:cond-style-name=""><text:span text:style-name="a45" text:class-names="">マスター サブタイトルの書式設定</text:span><text:span text:style-name="a46" text:class-names=""/></text:p>
        </draw:text-box>
        <svg:title/>
        <svg:desc/>
      </draw:frame>
      <draw:frame draw:id="id7" presentation:style-name="a52" draw:name="日付プレースホルダー 3" svg:x="0.91667in" svg:y="6.9513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30.11.2023</text:date></text:span></text:p>
        </draw:text-box>
        <svg:title/>
        <svg:desc/>
      </draw:frame>
      <draw:frame draw:id="id8" presentation:style-name="a55" draw:name="フッター プレースホルダー 4" svg:x="4.41667in" svg:y="6.95139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9" presentation:style-name="a58" draw:name="スライド番号プレースホルダー 5" svg:x="9.41667in" svg:y="6.95139in" svg:width="3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タイトルとコンテンツ" style:page-layout-name="pageLayout1" draw:style-name="a59">
      <draw:frame draw:id="id10" presentation:style-name="a63" draw:name="タイトル 1" svg:x="0.91667in" svg:y="0.39931in" svg:width="11.5in" svg:height="1.44965in" presentation:class="title" presentation:placeholder="false">
        <draw:text-box>
          <text:p text:style-name="a62" text:class-names="" text:cond-style-name=""><text:span text:style-name="a60" text:class-names="">マスター タイトルの書式設定</text:span><text:span text:style-name="a61" text:class-names=""/></text:p>
        </draw:text-box>
        <svg:title/>
        <svg:desc/>
      </draw:frame>
      <draw:frame draw:id="id11" presentation:style-name="a88" draw:name="コンテンツ プレースホルダー 2" svg:x="0.91667in" svg:y="1.99653in" svg:width="11.5in" svg:height="4.75868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マスター テキストの書式設定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7" text:class-names="">第</text:span><text:span text:style-name="a68" text:class-names=""><text:s text:c="1"/>2<text:s text:c="1"/></text:span><text:span text:style-name="a69" text:class-names="">レベル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2" text:class-names="">第</text:span><text:span text:style-name="a73" text:class-names=""><text:s text:c="1"/>3<text:s text:c="1"/></text:span><text:span text:style-name="a74" text:class-names="">レベル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7" text:class-names="">第</text:span><text:span text:style-name="a78" text:class-names=""><text:s text:c="1"/>4<text:s text:c="1"/></text:span><text:span text:style-name="a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2" text:class-names="">第</text:span><text:span text:style-name="a83" text:class-names=""><text:s text:c="1"/>5<text:s text:c="1"/></text:span><text:span text:style-name="a84" text:class-names="">レベル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2" draw:name="日付プレースホルダー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0.11.2023</text:date></text:span></text:p>
        </draw:text-box>
        <svg:title/>
        <svg:desc/>
      </draw:frame>
      <draw:frame draw:id="id13" presentation:style-name="a95" draw:name="フッター プレースホルダー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4" presentation:style-name="a98" draw:name="スライド番号プレースホルダー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3-secHead-セクション見出し" style:page-layout-name="pageLayout1" draw:style-name="a99">
      <draw:frame draw:id="id15" presentation:style-name="a103" draw:name="タイトル 1" svg:x="0.90972in" svg:y="1.86979in" svg:width="11.5in" svg:height="3.11979in" presentation:class="title" presentation:placeholder="false">
        <draw:text-box>
          <text:p text:style-name="a102" text:class-names="" text:cond-style-name=""><text:span text:style-name="a100" text:class-names="">マスター タイトルの書式設定</text:span><text:span text:style-name="a101" text:class-names=""/></text:p>
        </draw:text-box>
        <svg:title/>
        <svg:desc/>
      </draw:frame>
      <draw:frame draw:id="id16" presentation:style-name="a107" draw:name="テキスト プレースホルダー 2" svg:x="0.90972in" svg:y="5.0191in" svg:width="11.5in" svg:height="1.64062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マスター テキストの書式設定</text:span></text:p>
            </text:list-item>
          </text:list>
        </draw:text-box>
        <svg:title/>
        <svg:desc/>
      </draw:frame>
      <draw:frame draw:id="id17" presentation:style-name="a111" draw:name="日付プレースホルダー 3" svg:x="0.91667in" svg:y="6.95139in" svg:width="3in" svg:height="0.39931in" presentation:class="date-time" presentation:placeholder="false">
        <draw:text-box>
          <text:p text:style-name="a110" text:class-names="" text:cond-style-name=""><text:span text:style-name="a108" text:class-names=""><text:date text:fixed="false" style:data-style-name="a109">30.11.2023</text:date></text:span></text:p>
        </draw:text-box>
        <svg:title/>
        <svg:desc/>
      </draw:frame>
      <draw:frame draw:id="id18" presentation:style-name="a114" draw:name="フッター プレースホルダー 4" svg:x="4.41667in" svg:y="6.95139in" svg:width="4.5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19" presentation:style-name="a117" draw:name="スライド番号プレースホルダー 5" svg:x="9.41667in" svg:y="6.95139in" svg:width="3in" svg:height="0.39931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</style:master-page>
    <style:master-page style:name="Master1-Layout4-twoObj-2-つのコンテンツ" style:page-layout-name="pageLayout1" draw:style-name="a118">
      <draw:frame draw:id="id20" presentation:style-name="a122" draw:name="タイトル 1" svg:x="0.91667in" svg:y="0.39931in" svg:width="11.5in" svg:height="1.44965in" presentation:class="title" presentation:placeholder="false">
        <draw:text-box>
          <text:p text:style-name="a121" text:class-names="" text:cond-style-name=""><text:span text:style-name="a119" text:class-names="">マスター タイトルの書式設定</text:span><text:span text:style-name="a120" text:class-names=""/></text:p>
        </draw:text-box>
        <svg:title/>
        <svg:desc/>
      </draw:frame>
      <draw:frame draw:id="id21" presentation:style-name="a147" draw:name="コンテンツ プレースホルダー 2" svg:x="0.91667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マスター テキストの書式設定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6" text:class-names="">第</text:span><text:span text:style-name="a127" text:class-names=""><text:s text:c="1"/>2<text:s text:c="1"/></text:span><text:span text:style-name="a128" text:class-names="">レベル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1" text:class-names="">第</text:span><text:span text:style-name="a132" text:class-names=""><text:s text:c="1"/>3<text:s text:c="1"/></text:span><text:span text:style-name="a133" text:class-names="">レベル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6" text:class-names="">第</text:span><text:span text:style-name="a137" text:class-names=""><text:s text:c="1"/>4<text:s text:c="1"/></text:span><text:span text:style-name="a13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1" text:class-names="">第</text:span><text:span text:style-name="a142" text:class-names=""><text:s text:c="1"/>5<text:s text:c="1"/></text:span><text:span text:style-name="a143" text:class-names="">レベル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72" draw:name="コンテンツ プレースホルダー 3" svg:x="6.75in" svg:y="1.99653in" svg:width="5.66667in" svg:height="4.75868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マスター テキストの書式設定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1" text:class-names="">第</text:span><text:span text:style-name="a152" text:class-names=""><text:s text:c="1"/>2<text:s text:c="1"/></text:span><text:span text:style-name="a153" text:class-names="">レベル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6" text:class-names="">第</text:span><text:span text:style-name="a157" text:class-names=""><text:s text:c="1"/>3<text:s text:c="1"/></text:span><text:span text:style-name="a158" text:class-names="">レベル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1" text:class-names="">第</text:span><text:span text:style-name="a162" text:class-names=""><text:s text:c="1"/>4<text:s text:c="1"/></text:span><text:span text:style-name="a16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6" text:class-names="">第</text:span><text:span text:style-name="a167" text:class-names=""><text:s text:c="1"/>5<text:s text:c="1"/></text:span><text:span text:style-name="a168" text:class-names="">レベル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76" draw:name="日付プレースホルダー 4" svg:x="0.91667in" svg:y="6.95139in" svg:width="3in" svg:height="0.39931in" presentation:class="date-time" presentation:placeholder="false">
        <draw:text-box>
          <text:p text:style-name="a175" text:class-names="" text:cond-style-name=""><text:span text:style-name="a173" text:class-names=""><text:date text:fixed="false" style:data-style-name="a174">30.11.2023</text:date></text:span></text:p>
        </draw:text-box>
        <svg:title/>
        <svg:desc/>
      </draw:frame>
      <draw:frame draw:id="id24" presentation:style-name="a179" draw:name="フッター プレースホルダー 5" svg:x="4.41667in" svg:y="6.95139in" svg:width="4.5in" svg:height="0.39931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25" presentation:style-name="a182" draw:name="スライド番号プレースホルダー 6" svg:x="9.41667in" svg:y="6.95139in" svg:width="3in" svg:height="0.39931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較" style:page-layout-name="pageLayout1" draw:style-name="a183">
      <draw:frame draw:id="id26" presentation:style-name="a187" draw:name="タイトル 1" svg:x="0.9184in" svg:y="0.39931in" svg:width="11.5in" svg:height="1.44965in" presentation:class="title" presentation:placeholder="false">
        <draw:text-box>
          <text:p text:style-name="a186" text:class-names="" text:cond-style-name=""><text:span text:style-name="a184" text:class-names="">マスター タイトルの書式設定</text:span><text:span text:style-name="a185" text:class-names=""/></text:p>
        </draw:text-box>
        <svg:title/>
        <svg:desc/>
      </draw:frame>
      <draw:frame draw:id="id27" presentation:style-name="a191" draw:name="テキスト プレースホルダー 2" svg:x="0.9184in" svg:y="1.83854in" svg:width="5.64062in" svg:height="0.90104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マスター テキストの書式設定</text:span></text:p>
            </text:list-item>
          </text:list>
        </draw:text-box>
        <svg:title/>
        <svg:desc/>
      </draw:frame>
      <draw:frame draw:id="id28" presentation:style-name="a216" draw:name="コンテンツ プレースホルダー 3" svg:x="0.9184in" svg:y="2.73958in" svg:width="5.64062in" svg:height="4.02951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マスター テキストの書式設定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5" text:class-names="">第</text:span><text:span text:style-name="a196" text:class-names=""><text:s text:c="1"/>2<text:s text:c="1"/></text:span><text:span text:style-name="a197" text:class-names="">レベル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0" text:class-names="">第</text:span><text:span text:style-name="a201" text:class-names=""><text:s text:c="1"/>3<text:s text:c="1"/></text:span><text:span text:style-name="a202" text:class-names="">レベル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5" text:class-names="">第</text:span><text:span text:style-name="a206" text:class-names=""><text:s text:c="1"/>4<text:s text:c="1"/></text:span><text:span text:style-name="a20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0" text:class-names="">第</text:span><text:span text:style-name="a211" text:class-names=""><text:s text:c="1"/>5<text:s text:c="1"/></text:span><text:span text:style-name="a212" text:class-names="">レベル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0" draw:name="テキスト プレースホルダー 4" svg:x="6.75in" svg:y="1.83854in" svg:width="5.6684in" svg:height="0.9010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マスター テキストの書式設定</text:span></text:p>
            </text:list-item>
          </text:list>
        </draw:text-box>
        <svg:title/>
        <svg:desc/>
      </draw:frame>
      <draw:frame draw:id="id30" presentation:style-name="a245" draw:name="コンテンツ プレースホルダー 5" svg:x="6.75in" svg:y="2.73958in" svg:width="5.6684in" svg:height="4.0295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マスター テキストの書式設定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4" text:class-names="">第</text:span><text:span text:style-name="a225" text:class-names=""><text:s text:c="1"/>2<text:s text:c="1"/></text:span><text:span text:style-name="a226" text:class-names="">レベル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29" text:class-names="">第</text:span><text:span text:style-name="a230" text:class-names=""><text:s text:c="1"/>3<text:s text:c="1"/></text:span><text:span text:style-name="a231" text:class-names="">レベル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4" text:class-names="">第</text:span><text:span text:style-name="a235" text:class-names=""><text:s text:c="1"/>4<text:s text:c="1"/></text:span><text:span text:style-name="a23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39" text:class-names="">第</text:span><text:span text:style-name="a240" text:class-names=""><text:s text:c="1"/>5<text:s text:c="1"/></text:span><text:span text:style-name="a241" text:class-names="">レベル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49" draw:name="日付プレースホルダー 6" svg:x="0.91667in" svg:y="6.95139in" svg:width="3in" svg:height="0.39931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30.11.2023</text:date></text:span></text:p>
        </draw:text-box>
        <svg:title/>
        <svg:desc/>
      </draw:frame>
      <draw:frame draw:id="id32" presentation:style-name="a252" draw:name="フッター プレースホルダー 7" svg:x="4.41667in" svg:y="6.95139in" svg:width="4.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33" presentation:style-name="a255" draw:name="スライド番号プレースホルダー 8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</style:master-page>
    <style:master-page style:name="Master1-Layout6-titleOnly-タイトルのみ" style:page-layout-name="pageLayout1" draw:style-name="a256">
      <draw:frame draw:id="id34" presentation:style-name="a260" draw:name="タイトル 1" svg:x="0.91667in" svg:y="0.39931in" svg:width="11.5in" svg:height="1.44965in" presentation:class="title" presentation:placeholder="false">
        <draw:text-box>
          <text:p text:style-name="a259" text:class-names="" text:cond-style-name=""><text:span text:style-name="a257" text:class-names="">マスター タイトルの書式設定</text:span><text:span text:style-name="a258" text:class-names=""/></text:p>
        </draw:text-box>
        <svg:title/>
        <svg:desc/>
      </draw:frame>
      <draw:frame draw:id="id35" presentation:style-name="a264" draw:name="日付プレースホルダー 2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30.11.2023</text:date></text:span></text:p>
        </draw:text-box>
        <svg:title/>
        <svg:desc/>
      </draw:frame>
      <draw:frame draw:id="id36" presentation:style-name="a267" draw:name="フッター プレースホルダー 3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7" presentation:style-name="a270" draw:name="スライド番号プレースホルダー 4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7-blank-白紙" style:page-layout-name="pageLayout1" draw:style-name="a271">
      <draw:frame draw:id="id38" presentation:style-name="a275" draw:name="日付プレースホルダー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30.11.2023</text:date></text:span></text:p>
        </draw:text-box>
        <svg:title/>
        <svg:desc/>
      </draw:frame>
      <draw:frame draw:id="id39" presentation:style-name="a278" draw:name="フッター プレースホルダー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0" presentation:style-name="a281" draw:name="スライド番号プレースホルダー 3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タイトル付きのコンテンツ" style:page-layout-name="pageLayout1" draw:style-name="a282">
      <draw:frame draw:id="id41" presentation:style-name="a286" draw:name="タイトル 1" svg:x="0.9184in" svg:y="0.5in" svg:width="4.30035in" svg:height="1.75in" presentation:class="title" presentation:placeholder="false">
        <draw:text-box>
          <text:p text:style-name="a285" text:class-names="" text:cond-style-name=""><text:span text:style-name="a283" text:class-names="">マスター タイトルの書式設定</text:span><text:span text:style-name="a284" text:class-names=""/></text:p>
        </draw:text-box>
        <svg:title/>
        <svg:desc/>
      </draw:frame>
      <draw:frame draw:id="id42" presentation:style-name="a311" draw:name="コンテンツ プレースホルダー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マスター テキストの書式設定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0" text:class-names="">第</text:span><text:span text:style-name="a291" text:class-names=""><text:s text:c="1"/>2<text:s text:c="1"/></text:span><text:span text:style-name="a292" text:class-names="">レベル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5" text:class-names="">第</text:span><text:span text:style-name="a296" text:class-names=""><text:s text:c="1"/>3<text:s text:c="1"/></text:span><text:span text:style-name="a297" text:class-names="">レベル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0" text:class-names="">第</text:span><text:span text:style-name="a301" text:class-names=""><text:s text:c="1"/>4<text:s text:c="1"/></text:span><text:span text:style-name="a30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5" text:class-names="">第</text:span><text:span text:style-name="a306" text:class-names=""><text:s text:c="1"/>5<text:s text:c="1"/></text:span><text:span text:style-name="a307" text:class-names="">レベル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15" draw:name="テキスト プレースホルダー 3" svg:x="0.9184in" svg:y="2.25in" svg:width="4.30035in" svg:height="4.168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マスター テキストの書式設定</text:span></text:p>
            </text:list-item>
          </text:list>
        </draw:text-box>
        <svg:title/>
        <svg:desc/>
      </draw:frame>
      <draw:frame draw:id="id44" presentation:style-name="a319" draw:name="日付プレースホルダー 4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30.11.2023</text:date></text:span></text:p>
        </draw:text-box>
        <svg:title/>
        <svg:desc/>
      </draw:frame>
      <draw:frame draw:id="id45" presentation:style-name="a322" draw:name="フッター プレースホルダー 5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スライド番号プレースホルダー 6" svg:x="9.41667in" svg:y="6.95139in" svg:width="3in" svg:height="0.3993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</style:master-page>
    <style:master-page style:name="Master1-Layout9-picTx-タイトル付きの図" style:page-layout-name="pageLayout1" draw:style-name="a326">
      <draw:frame draw:id="id47" presentation:style-name="a330" draw:name="タイトル 1" svg:x="0.9184in" svg:y="0.5in" svg:width="4.30035in" svg:height="1.75in" presentation:class="title" presentation:placeholder="false">
        <draw:text-box>
          <text:p text:style-name="a329" text:class-names="" text:cond-style-name=""><text:span text:style-name="a327" text:class-names="">マスター タイトルの書式設定</text:span><text:span text:style-name="a328" text:class-names=""/></text:p>
        </draw:text-box>
        <svg:title/>
        <svg:desc/>
      </draw:frame>
      <draw:frame draw:id="id48" presentation:style-name="a333" draw:name="図プレースホルダー 2" svg:x="5.6684in" svg:y="1.07986in" svg:width="6.75in" svg:height="5.32986in" presentation:class="graphic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9" presentation:style-name="a337" draw:name="テキスト プレースホルダー 3" svg:x="0.9184in" svg:y="2.25in" svg:width="4.30035in" svg:height="4.168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341" draw:name="日付プレースホルダー 4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30.11.2023</text:date></text:span></text:p>
        </draw:text-box>
        <svg:title/>
        <svg:desc/>
      </draw:frame>
      <draw:frame draw:id="id51" presentation:style-name="a344" draw:name="フッター プレースホルダー 5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2" presentation:style-name="a347" draw:name="スライド番号プレースホルダー 6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vertTx-タイトルと縦書きテキスト" style:page-layout-name="pageLayout1" draw:style-name="a348">
      <draw:frame draw:id="id53" presentation:style-name="a352" draw:name="タイトル 1" svg:x="0.91667in" svg:y="0.39931in" svg:width="11.5in" svg:height="1.44965in" presentation:class="title" presentation:placeholder="false">
        <draw:text-box>
          <text:p text:style-name="a351" text:class-names="" text:cond-style-name=""><text:span text:style-name="a349" text:class-names="">マスター タイトルの書式設定</text:span><text:span text:style-name="a350" text:class-names=""/></text:p>
        </draw:text-box>
        <svg:title/>
        <svg:desc/>
      </draw:frame>
      <draw:frame draw:id="id54" presentation:style-name="a377" draw:name="縦書きテキスト プレースホルダー 2" svg:x="0.91667in" svg:y="1.99653in" svg:width="11.5in" svg:height="4.7586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マスター テキストの書式設定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6" text:class-names="">第</text:span><text:span text:style-name="a357" text:class-names=""><text:s text:c="1"/>2<text:s text:c="1"/></text:span><text:span text:style-name="a358" text:class-names="">レベル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1" text:class-names="">第</text:span><text:span text:style-name="a362" text:class-names=""><text:s text:c="1"/>3<text:s text:c="1"/></text:span><text:span text:style-name="a363" text:class-names="">レベル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6" text:class-names="">第</text:span><text:span text:style-name="a367" text:class-names=""><text:s text:c="1"/>4<text:s text:c="1"/></text:span><text:span text:style-name="a36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1" text:class-names="">第</text:span><text:span text:style-name="a372" text:class-names=""><text:s text:c="1"/>5<text:s text:c="1"/></text:span><text:span text:style-name="a373" text:class-names="">レベル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1" draw:name="日付プレースホルダー 3" svg:x="0.91667in" svg:y="6.95139in" svg:width="3in" svg:height="0.39931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30.11.2023</text:date></text:span></text:p>
        </draw:text-box>
        <svg:title/>
        <svg:desc/>
      </draw:frame>
      <draw:frame draw:id="id56" presentation:style-name="a384" draw:name="フッター プレースホルダー 4" svg:x="4.41667in" svg:y="6.95139in" svg:width="4.5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57" presentation:style-name="a387" draw:name="スライド番号プレースホルダー 5" svg:x="9.41667in" svg:y="6.95139in" svg:width="3in" svg:height="0.3993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縦書きタイトル" style:page-layout-name="pageLayout1" draw:style-name="a388">
      <draw:frame draw:id="id58" presentation:style-name="a392" draw:name="縦書きタイトル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89" text:class-names="">マスター タイトルの書式設定</text:span><text:span text:style-name="a390" text:class-names=""/></text:p>
        </draw:text-box>
        <svg:title/>
        <svg:desc/>
      </draw:frame>
      <draw:frame draw:id="id59" presentation:style-name="a417" draw:name="縦書きテキスト プレースホルダー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マスター テキストの書式設定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6" text:class-names="">第</text:span><text:span text:style-name="a397" text:class-names=""><text:s text:c="1"/>2<text:s text:c="1"/></text:span><text:span text:style-name="a398" text:class-names="">レベル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1" text:class-names="">第</text:span><text:span text:style-name="a402" text:class-names=""><text:s text:c="1"/>3<text:s text:c="1"/></text:span><text:span text:style-name="a403" text:class-names="">レベル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6" text:class-names="">第</text:span><text:span text:style-name="a407" text:class-names=""><text:s text:c="1"/>4<text:s text:c="1"/></text:span><text:span text:style-name="a40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1" text:class-names="">第</text:span><text:span text:style-name="a412" text:class-names=""><text:s text:c="1"/>5<text:s text:c="1"/></text:span><text:span text:style-name="a413" text:class-names="">レベル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1" draw:name="日付プレースホルダー 3" svg:x="0.91667in" svg:y="6.95139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0.11.2023</text:date></text:span></text:p>
        </draw:text-box>
        <svg:title/>
        <svg:desc/>
      </draw:frame>
      <draw:frame draw:id="id61" presentation:style-name="a424" draw:name="フッター プレースホルダー 4" svg:x="4.41667in" svg:y="6.95139in" svg:width="4.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2" presentation:style-name="a427" draw:name="スライド番号プレースホルダー 5" svg:x="9.41667in" svg:y="6.95139in" svg:width="3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Jamas Progress Week 1</dc:title>
    <meta:initial-creator>Leonard Paal</meta:initial-creator>
    <dc:creator>Leonard Paal</dc:creator>
    <meta:creation-date>2023-11-24T08:55:59Z</meta:creation-date>
    <dc:date>2023-11-30T16:41:08Z</dc:date>
    <meta:editing-cycles>4</meta:editing-cycles>
    <meta:editing-duration>PT0S</meta:editing-duration>
    <meta:document-statistic meta:paragraph-count="13" meta:word-count="107"/>
  </office:meta>
</office:document-meta>
</file>